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file defines a **notification** class in Laravel called `WelcomeUserNotification`. This notification is sent to users when they sign up or log in, welcoming them to the application. Here's a simple explanation of what each part of the file does:</text:p>
      <text:p text:style-name="Standard"/>
      <text:p text:style-name="Standard">---</text:p>
      <text:p text:style-name="Standard"/>
      <text:p text:style-name="Standard">### 1. **Namespace and Imports**</text:p>
      <text:p text:style-name="Standard">```php</text:p>
      <text:p text:style-name="Standard">namespace App\Notifications;</text:p>
      <text:p text:style-name="Standard"/>
      <text:p text:style-name="Standard">use Illuminate\Bus\Queueable;</text:p>
      <text:p text:style-name="Standard">use Illuminate\Contracts\Queue\ShouldQueue;</text:p>
      <text:p text:style-name="Standard">use Illuminate\Notifications\Messages\MailMessage;</text:p>
      <text:p text:style-name="Standard">use Illuminate\Notifications\Notification;</text:p>
      <text:p text:style-name="Standard">```</text:p>
      <text:p text:style-name="Standard">- **namespace App\Notifications;**: This indicates that the `WelcomeUserNotification` class belongs to the `App\Notifications` folder in the application.</text:p>
      <text:p text:style-name="Standard"/>
      <text:p text:style-name="Standard">- **Imports**: These are necessary components that the notification relies on:</text:p>
      <text:p text:style-name="Standard"><text:s text:c="2"/>- **Queueable**: This allows the notification to be sent in the background (using a queue).</text:p>
      <text:p text:style-name="Standard"><text:s text:c="2"/>- **ShouldQueue**: This interface indicates that the notification should be queued.</text:p>
      <text:p text:style-name="Standard"><text:s text:c="2"/>- **MailMessage**: This is used to create the email message for the notification.</text:p>
      <text:p text:style-name="Standard"><text:s text:c="2"/>- **Notification**: This is the base class that all notifications extend from.</text:p>
      <text:p text:style-name="Standard"/>
      <text:p text:style-name="Standard">---</text:p>
      <text:p text:style-name="Standard"/>
      <text:p text:style-name="Standard">### 2. **Class Definition**</text:p>
      <text:p text:style-name="Standard">```php</text:p>
      <text:p text:style-name="Standard">class WelcomeUserNotification extends Notification</text:p>
      <text:p text:style-name="Standard">```</text:p>
      <text:p text:style-name="Standard">- This defines the `WelcomeUserNotification` class, which extends the base `Notification` class from Laravel. This means it inherits all the properties and methods from the `Notification` class.</text:p>
      <text:p text:style-name="Standard"/>
      <text:p text:style-name="Standard">---</text:p>
      <text:p text:style-name="Standard"/>
      <text:p text:style-name="Standard">### 3. **Queueable Trait and User Property**</text:p>
      <text:p text:style-name="Standard">```php</text:p>
      <text:p text:style-name="Standard">use Queueable;</text:p>
      <text:p text:style-name="Standard">protected $user;</text:p>
      <text:p text:style-name="Standard">```</text:p>
      <text:p text:style-name="Standard">- **use Queueable;**: This trait allows the notification to be queued, enabling background processing and improved performance.</text:p>
      <text:p text:style-name="Standard"/>
      <text:p text:style-name="Standard">- **protected $user;**: This property stores the user information that will be used in the notification (for example, the user's name).</text:p>
      <text:p text:style-name="Standard"/>
      <text:p text:style-name="Standard">---</text:p>
      <text:p text:style-name="Standard"/>
      <text:p text:style-name="Standard">### 4. **Constructor**</text:p>
      <text:p text:style-name="Standard">```php</text:p>
      <text:p text:style-name="Standard">public function __construct($user)</text:p>
      <text:p text:style-name="Standard">{</text:p>
      <text:p text:style-name="Standard"><text:soft-page-break/><text:s text:c="4"/>$this-&gt;user = $user;</text:p>
      <text:p text:style-name="Standard">}</text:p>
      <text:p text:style-name="Standard">```</text:p>
      <text:p text:style-name="Standard">- **What it does**: This is the constructor method that runs when a new instance of the notification is created.</text:p>
      <text:p text:style-name="Standard"><text:s text:c="2"/></text:p>
      <text:p text:style-name="Standard">- **How it works**: It takes the user object as an argument and stores it in the `$user` property. This way, the notification can access the user’s details later (like their name).</text:p>
      <text:p text:style-name="Standard"/>
      <text:p text:style-name="Standard">---</text:p>
      <text:p text:style-name="Standard"/>
      <text:p text:style-name="Standard">### 5. **Delivery Channels**</text:p>
      <text:p text:style-name="Standard">```php</text:p>
      <text:p text:style-name="Standard">public function via(object $notifiable): array</text:p>
      <text:p text:style-name="Standard">{</text:p>
      <text:p text:style-name="Standard"><text:s text:c="4"/>return ['mail'];</text:p>
      <text:p text:style-name="Standard">}</text:p>
      <text:p text:style-name="Standard">```</text:p>
      <text:p text:style-name="Standard">- **Purpose**: This method defines the channels through which the notification will be sent.</text:p>
      <text:p text:style-name="Standard"/>
      <text:p text:style-name="Standard">- **What it does**: It returns an array containing `'mail'`, which means the notification will be sent via email.</text:p>
      <text:p text:style-name="Standard"/>
      <text:p text:style-name="Standard">---</text:p>
      <text:p text:style-name="Standard"/>
      <text:p text:style-name="Standard">### 6. **Mail Representation**</text:p>
      <text:p text:style-name="Standard">```php</text:p>
      <text:p text:style-name="Standard">public function toMail(object $notifiable): MailMessage</text:p>
      <text:p text:style-name="Standard">{</text:p>
      <text:p text:style-name="Standard"><text:s text:c="4"/>return (new MailMessage)</text:p>
      <text:p text:style-name="Standard"><text:s text:c="16"/>-&gt;greeting('Hello!')</text:p>
      <text:p text:style-name="Standard"><text:s text:c="16"/>-&gt;line('Welcome ' .$this-&gt;user-&gt;name)</text:p>
      <text:p text:style-name="Standard"><text:s text:c="16"/>-&gt;action('Notification Action', url('/'))</text:p>
      <text:p text:style-name="Standard"><text:s text:c="16"/>-&gt;line("You've successfully logged in")</text:p>
      <text:p text:style-name="Standard"><text:s text:c="16"/>-&gt;line("Enjoy Our Services");</text:p>
      <text:p text:style-name="Standard">}</text:p>
      <text:p text:style-name="Standard">```</text:p>
      <text:p text:style-name="Standard">- **What it does**: This method creates the email message that will be sent to the user.</text:p>
      <text:p text:style-name="Standard"><text:s text:c="2"/></text:p>
      <text:p text:style-name="Standard">- **How it works**:</text:p>
      <text:p text:style-name="Standard"><text:s text:c="2"/>1. It creates a new `MailMessage` instance.</text:p>
      <text:p text:style-name="Standard"><text:s text:c="2"/>2. **greeting('Hello!')**: Adds a greeting at the beginning of the email.</text:p>
      <text:p text:style-name="Standard"><text:s text:c="2"/>3. **line('Welcome ' .$this-&gt;user-&gt;name)**: Adds a line welcoming the user by name (accessed through `$this-&gt;user-&gt;name`).</text:p>
      <text:p text:style-name="Standard"><text:s text:c="2"/>4. **action('Notification Action', url('/'))**: Adds a button in the email that links to the home page of the application.</text:p>
      <text:p text:style-name="Standard"><text:s text:c="2"/>5. **line("You've successfully logged in")**: Adds another line confirming that the user has successfully logged in.</text:p>
      <text:p text:style-name="Standard"><text:s text:c="2"/>6. **line("Enjoy Our Services")**: Adds a closing line encouraging the user to enjoy the app’s services.</text:p>
      <text:p text:style-name="Standard"/>
      <text:p text:style-name="Standard">---</text:p>
      <text:p text:style-name="Standard"><text:soft-page-break/></text:p>
      <text:p text:style-name="Standard">### 7. **Array Representation (Optional)**</text:p>
      <text:p text:style-name="Standard">```php</text:p>
      <text:p text:style-name="Standard">public function toArray(object $notifiable): array</text:p>
      <text:p text:style-name="Standard">{</text:p>
      <text:p text:style-name="Standard"><text:s text:c="4"/>return [</text:p>
      <text:p text:style-name="Standard"><text:s text:c="8"/>//</text:p>
      <text:p text:style-name="Standard"><text:s text:c="4"/>];</text:p>
      <text:p text:style-name="Standard">}</text:p>
      <text:p text:style-name="Standard">```</text:p>
      <text:p text:style-name="Standard">- **Purpose**: This method allows you to convert the notification into an array format. This can be useful for storing notifications in a database or for API responses.</text:p>
      <text:p text:style-name="Standard"><text:s text:c="2"/></text:p>
      <text:p text:style-name="Standard">- **What it does**: It currently returns an empty array, meaning no additional data is being stored for this notification. You can fill it in later if needed.</text:p>
      <text:p text:style-name="Standard"/>
      <text:p text:style-name="Standard">---</text:p>
      <text:p text:style-name="Standard"/>
      <text:p text:style-name="Standard">### In Simple Words:</text:p>
      <text:p text:style-name="Standard">- **What is happening?**</text:p>
      <text:p text:style-name="Standard"><text:s text:c="2"/>- This file defines a notification that welcomes users when they sign up or log in to the application.</text:p>
      <text:p text:style-name="Standard"><text:s text:c="2"/>- It creates an email that greets the user, welcomes them by name, and gives them a link to the homepage.</text:p>
      <text:p text:style-name="Standard"/>
      <text:p text:style-name="Standard">- **How does it work?**</text:p>
      <text:p text:style-name="Standard"><text:s text:c="2"/>1. When a user is registered, this notification is created.</text:p>
      <text:p text:style-name="Standard"><text:s text:c="2"/>2. It sends an email to the user containing a warm welcome message.</text:p>
      <text:p text:style-name="Standard"><text:s text:c="2"/>3. The notification can be sent in the background so that it doesn’t slow down the app.</text:p>
      <text:p text:style-name="Standard"/>
      <text:p text:style-name="Standard">### Summary:</text:p>
      <text:p text:style-name="Standard">The `WelcomeUserNotification` class is responsible for sending a welcoming email to users after they log in or register. It uses Laravel's notification system to create a structured email message, allowing for easy management of user notifications in a clean and efficient wa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Exactly! When you use **guard** in a Laravel model, it specifies which fields should **not** be mass assigned. Here's how it works:</text:p>
      <text:p text:style-name="P1"/>
      <text:p text:style-name="P1">### How Guard Works:</text:p>
      <text:p text:style-name="P1">- If you have defined a **guard** property in your model, any fields listed there will be protected from mass assignment. This means those fields cannot be updated or created when you use methods like `create()` or `update()` with mass assignment.</text:p>
      <text:p text:style-name="P1"/>
      <text:p text:style-name="P1">### Example:</text:p>
      <text:p text:style-name="P1">Let's say you have a **User** model and you set up your **guard** like this:</text:p>
      <text:p text:style-name="P1">```php</text:p>
      <text:p text:style-name="P1">protected $guard = ['id', 'created_at', 'updated_at'];</text:p>
      <text:p text:style-name="P1">```</text:p>
      <text:p text:style-name="P1"/>
      <text:p text:style-name="P1">### Scenario:</text:p>
      <text:p text:style-name="P1">- If you run the following code:</text:p>
      <text:p text:style-name="P1">```php</text:p>
      <text:p text:style-name="P1">$data = [</text:p>
      <text:p text:style-name="P1"><text:s text:c="4"/>'name' =&gt; 'John Doe',</text:p>
      <text:p text:style-name="P1"><text:s text:c="4"/>'email' =&gt; 'john@example.com',</text:p>
      <text:p text:style-name="P1"><text:s text:c="4"/>'password' =&gt; 'secret123'</text:p>
      <text:p text:style-name="P1">];</text:p>
      <text:p text:style-name="P1"/>
      <text:p text:style-name="P1">User::create($data);</text:p>
      <text:p text:style-name="P1">```</text:p>
      <text:p text:style-name="P1">- In this case:</text:p>
      <text:p text:style-name="P1"><text:s text:c="2"/>- The **`name`**, **`email`**, and **`password`** fields can be filled because they are **not** in the guard list.</text:p>
      <text:p text:style-name="P1"><text:s text:c="2"/>- The **`id`**, **`created_at`**, and **`updated_at`** fields will **not** be filled or changed at all, regardless of the values passed in the `$data` array.</text:p>
      <text:p text:style-name="P1"/>
      <text:p text:style-name="P1">### Key Points:</text:p>
      <text:p text:style-name="P1">- **Guarded Fields**: These fields will remain unchanged during mass assignment.</text:p>
      <text:p text:style-name="P1">- **Other Fields**: Only the fields that are not listed in the guard will be created or updated.</text:p>
      <text:p text:style-name="P1"/>
      <text:p text:style-name="P1">### Summary:</text:p>
      <text:p text:style-name="P1">So yes, when you use **guard**, only the fields that are not in the guard list (like **name**, **email**, and **password** in this example) will be affected during create or update operations. Fields in the guard list will remain unchan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47:15.226100990</meta:creation-date>
    <dc:date>2024-09-27T11:15:56.068620361</dc:date>
    <meta:editing-duration>PT8M20S</meta:editing-duration>
    <meta:editing-cycles>1</meta:editing-cycles>
    <meta:document-statistic meta:table-count="0" meta:image-count="0" meta:object-count="0" meta:page-count="4" meta:paragraph-count="123" meta:word-count="929" meta:character-count="6170" meta:non-whitespace-character-count="5201"/>
    <meta:generator>LibreOffice/7.3.7.2$Linux_X86_64 LibreOffice_project/30$Build-2</meta:generator>
  </office:meta>
</office:document-meta>
</file>